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4.4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6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ce2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7:32:53</text:p>
          </table:table-cell>
          <table:table-cell/>
          <table:table-cell office:value-type="string">
            <text:p>accu:</text:p>
          </table:table-cell>
          <table:table-cell office:value-type="string">
            <text:p>28,0</text:p>
          </table:table-cell>
          <table:table-cell table:formula="of:=VALUE([.D2])" office:value-type="float" office:value="28">
            <text:p>28,0000000</text:p>
          </table:table-cell>
          <table:table-cell/>
          <table:table-cell office:value-type="string">
            <text:p>Lat=50,4771926</text:p>
          </table:table-cell>
          <table:table-cell office:value-type="string">
            <text:p>Long=7,7410944</text:p>
          </table:table-cell>
        </table:table-row>
        <table:table-row table:style-name="ro2">
          <table:table-cell office:value-type="string">
            <text:p>17:32:54</text:p>
          </table:table-cell>
          <table:table-cell/>
          <table:table-cell office:value-type="string">
            <text:p>accu:</text:p>
          </table:table-cell>
          <table:table-cell office:value-type="string">
            <text:p>27,0</text:p>
          </table:table-cell>
          <table:table-cell table:formula="of:=VALUE([.D3])" office:value-type="float" office:value="27">
            <text:p>27,0000000</text:p>
          </table:table-cell>
          <table:table-cell/>
          <table:table-cell office:value-type="string">
            <text:p>Lat=50,47719101</text:p>
          </table:table-cell>
          <table:table-cell office:value-type="string">
            <text:p>Long=7,74108882</text:p>
          </table:table-cell>
        </table:table-row>
        <table:table-row table:style-name="ro2">
          <table:table-cell office:value-type="string">
            <text:p>17:32:55</text:p>
          </table:table-cell>
          <table:table-cell/>
          <table:table-cell office:value-type="string">
            <text:p>accu:</text:p>
          </table:table-cell>
          <table:table-cell office:value-type="string">
            <text:p>23,0</text:p>
          </table:table-cell>
          <table:table-cell table:formula="of:=VALUE([.D4])" office:value-type="float" office:value="23">
            <text:p>23,0000000</text:p>
          </table:table-cell>
          <table:table-cell/>
          <table:table-cell office:value-type="string">
            <text:p>Lat=50,47719016</text:p>
          </table:table-cell>
          <table:table-cell office:value-type="string">
            <text:p>Long=7,74108487</text:p>
          </table:table-cell>
        </table:table-row>
        <table:table-row table:style-name="ro2">
          <table:table-cell office:value-type="string">
            <text:p>17:32:56</text:p>
          </table:table-cell>
          <table:table-cell/>
          <table:table-cell office:value-type="string">
            <text:p>accu:</text:p>
          </table:table-cell>
          <table:table-cell office:value-type="string">
            <text:p>21,0</text:p>
          </table:table-cell>
          <table:table-cell table:formula="of:=VALUE([.D5])" office:value-type="float" office:value="21">
            <text:p>21,0000000</text:p>
          </table:table-cell>
          <table:table-cell/>
          <table:table-cell office:value-type="string">
            <text:p>Lat=50,47718992</text:p>
          </table:table-cell>
          <table:table-cell office:value-type="string">
            <text:p>Long=7,74108216</text:p>
          </table:table-cell>
        </table:table-row>
        <table:table-row table:style-name="ro2">
          <table:table-cell office:value-type="string">
            <text:p>17:32:57</text:p>
          </table:table-cell>
          <table:table-cell/>
          <table:table-cell office:value-type="string">
            <text:p>accu:</text:p>
          </table:table-cell>
          <table:table-cell office:value-type="string">
            <text:p>19,0</text:p>
          </table:table-cell>
          <table:table-cell table:formula="of:=VALUE([.D6])" office:value-type="float" office:value="19">
            <text:p>19,0000000</text:p>
          </table:table-cell>
          <table:table-cell/>
          <table:table-cell office:value-type="string">
            <text:p>Lat=50,47718935</text:p>
          </table:table-cell>
          <table:table-cell office:value-type="string">
            <text:p>Long=7,74107889</text:p>
          </table:table-cell>
        </table:table-row>
        <table:table-row table:style-name="ro2">
          <table:table-cell office:value-type="string">
            <text:p>17:32:58</text:p>
          </table:table-cell>
          <table:table-cell/>
          <table:table-cell office:value-type="string">
            <text:p>accu:</text:p>
          </table:table-cell>
          <table:table-cell office:value-type="string">
            <text:p>13,0</text:p>
          </table:table-cell>
          <table:table-cell table:formula="of:=VALUE([.D7])" office:value-type="float" office:value="13">
            <text:p>13,0000000</text:p>
          </table:table-cell>
          <table:table-cell/>
          <table:table-cell office:value-type="string">
            <text:p>Lat=50,47718825</text:p>
          </table:table-cell>
          <table:table-cell office:value-type="string">
            <text:p>Long=7,74107695</text:p>
          </table:table-cell>
        </table:table-row>
        <table:table-row table:style-name="ro2">
          <table:table-cell office:value-type="string">
            <text:p>17:32:59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8])" office:value-type="float" office:value="10">
            <text:p>10,0000000</text:p>
          </table:table-cell>
          <table:table-cell/>
          <table:table-cell office:value-type="string">
            <text:p>Lat=50,4771867</text:p>
          </table:table-cell>
          <table:table-cell office:value-type="string">
            <text:p>Long=7,7410735</text:p>
          </table:table-cell>
        </table:table-row>
        <table:table-row table:style-name="ro2">
          <table:table-cell office:value-type="string">
            <text:p>17:33:00</text:p>
          </table:table-cell>
          <table:table-cell/>
          <table:table-cell office:value-type="string">
            <text:p>accu:</text:p>
          </table:table-cell>
          <table:table-cell office:value-type="string">
            <text:p>9,0</text:p>
          </table:table-cell>
          <table:table-cell table:formula="of:=VALUE([.D9])" office:value-type="float" office:value="9">
            <text:p>9,0000000</text:p>
          </table:table-cell>
          <table:table-cell/>
          <table:table-cell office:value-type="string">
            <text:p>Lat=50,47718475</text:p>
          </table:table-cell>
          <table:table-cell office:value-type="string">
            <text:p>Long=7,74107194</text:p>
          </table:table-cell>
        </table:table-row>
        <table:table-row table:style-name="ro2">
          <table:table-cell office:value-type="string">
            <text:p>17:33:01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0])" office:value-type="float" office:value="7">
            <text:p>7,0000000</text:p>
          </table:table-cell>
          <table:table-cell/>
          <table:table-cell office:value-type="string">
            <text:p>Lat=50,47717979</text:p>
          </table:table-cell>
          <table:table-cell office:value-type="string">
            <text:p>Long=7,74105922</text:p>
          </table:table-cell>
        </table:table-row>
        <table:table-row table:style-name="ro2">
          <table:table-cell office:value-type="string">
            <text:p>17:33:02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1])" office:value-type="float" office:value="7">
            <text:p>7,0000000</text:p>
          </table:table-cell>
          <table:table-cell/>
          <table:table-cell office:value-type="string">
            <text:p>Lat=50,47717599</text:p>
          </table:table-cell>
          <table:table-cell office:value-type="string">
            <text:p>Long=7,74103408</text:p>
          </table:table-cell>
        </table:table-row>
        <table:table-row table:style-name="ro2">
          <table:table-cell office:value-type="string">
            <text:p>17:33:0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2])" office:value-type="float" office:value="8">
            <text:p>8,0000000</text:p>
          </table:table-cell>
          <table:table-cell/>
          <table:table-cell office:value-type="string">
            <text:p>Lat=50,47716192</text:p>
          </table:table-cell>
          <table:table-cell office:value-type="string">
            <text:p>Long=7,74100969</text:p>
          </table:table-cell>
        </table:table-row>
        <table:table-row table:style-name="ro2">
          <table:table-cell office:value-type="string">
            <text:p>17:33:0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3])" office:value-type="float" office:value="8">
            <text:p>8,0000000</text:p>
          </table:table-cell>
          <table:table-cell/>
          <table:table-cell office:value-type="string">
            <text:p>Lat=50,47714527</text:p>
          </table:table-cell>
          <table:table-cell office:value-type="string">
            <text:p>Long=7,74098167</text:p>
          </table:table-cell>
        </table:table-row>
        <table:table-row table:style-name="ro2">
          <table:table-cell office:value-type="string">
            <text:p>17:33:0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4])" office:value-type="float" office:value="8">
            <text:p>8,0000000</text:p>
          </table:table-cell>
          <table:table-cell/>
          <table:table-cell office:value-type="string">
            <text:p>Lat=50,47711819</text:p>
          </table:table-cell>
          <table:table-cell office:value-type="string">
            <text:p>Long=7,74095684</text:p>
          </table:table-cell>
        </table:table-row>
        <table:table-row table:style-name="ro2">
          <table:table-cell office:value-type="string">
            <text:p>17:33:0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5])" office:value-type="float" office:value="8">
            <text:p>8,0000000</text:p>
          </table:table-cell>
          <table:table-cell/>
          <table:table-cell office:value-type="string">
            <text:p>Lat=50,47709021</text:p>
          </table:table-cell>
          <table:table-cell office:value-type="string">
            <text:p>Long=7,74093122</text:p>
          </table:table-cell>
        </table:table-row>
        <table:table-row table:style-name="ro2">
          <table:table-cell office:value-type="string">
            <text:p>17:33:07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6])" office:value-type="float" office:value="7">
            <text:p>7,0000000</text:p>
          </table:table-cell>
          <table:table-cell/>
          <table:table-cell office:value-type="string">
            <text:p>Lat=50,47706897</text:p>
          </table:table-cell>
          <table:table-cell office:value-type="string">
            <text:p>Long=7,74090299</text:p>
          </table:table-cell>
        </table:table-row>
        <table:table-row table:style-name="ro2">
          <table:table-cell office:value-type="string">
            <text:p>17:33:08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7])" office:value-type="float" office:value="7">
            <text:p>7,0000000</text:p>
          </table:table-cell>
          <table:table-cell/>
          <table:table-cell office:value-type="string">
            <text:p>Lat=50,47704888</text:p>
          </table:table-cell>
          <table:table-cell office:value-type="string">
            <text:p>Long=7,74087595</text:p>
          </table:table-cell>
        </table:table-row>
        <table:table-row table:style-name="ro2">
          <table:table-cell office:value-type="string">
            <text:p>17:33:09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8])" office:value-type="float" office:value="7">
            <text:p>7,0000000</text:p>
          </table:table-cell>
          <table:table-cell/>
          <table:table-cell office:value-type="string">
            <text:p>Lat=50,4770321</text:p>
          </table:table-cell>
          <table:table-cell office:value-type="string">
            <text:p>Long=7,74084484</text:p>
          </table:table-cell>
        </table:table-row>
        <table:table-row table:style-name="ro2">
          <table:table-cell office:value-type="string">
            <text:p>17:33:10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9])" office:value-type="float" office:value="7">
            <text:p>7,0000000</text:p>
          </table:table-cell>
          <table:table-cell/>
          <table:table-cell office:value-type="string">
            <text:p>Lat=50,47701764</text:p>
          </table:table-cell>
          <table:table-cell office:value-type="string">
            <text:p>Long=7,74081801</text:p>
          </table:table-cell>
        </table:table-row>
        <table:table-row table:style-name="ro2">
          <table:table-cell office:value-type="string">
            <text:p>17:33:11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0])" office:value-type="float" office:value="7">
            <text:p>7,0000000</text:p>
          </table:table-cell>
          <table:table-cell/>
          <table:table-cell office:value-type="string">
            <text:p>Lat=50,47700241</text:p>
          </table:table-cell>
          <table:table-cell office:value-type="string">
            <text:p>Long=7,7407918</text:p>
          </table:table-cell>
        </table:table-row>
        <table:table-row table:style-name="ro2">
          <table:table-cell office:value-type="string">
            <text:p>17:33:12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1])" office:value-type="float" office:value="7">
            <text:p>7,0000000</text:p>
          </table:table-cell>
          <table:table-cell/>
          <table:table-cell office:value-type="string">
            <text:p>Lat=50,476986</text:p>
          </table:table-cell>
          <table:table-cell office:value-type="string">
            <text:p>Long=7,74076577</text:p>
          </table:table-cell>
        </table:table-row>
        <table:table-row table:style-name="ro2">
          <table:table-cell office:value-type="string">
            <text:p>17:33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])" office:value-type="float" office:value="6">
            <text:p>6,0000000</text:p>
          </table:table-cell>
          <table:table-cell/>
          <table:table-cell office:value-type="string">
            <text:p>Lat=50,4769657</text:p>
          </table:table-cell>
          <table:table-cell office:value-type="string">
            <text:p>Long=7,74074347</text:p>
          </table:table-cell>
        </table:table-row>
        <table:table-row table:style-name="ro2">
          <table:table-cell office:value-type="string">
            <text:p>17:33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])" office:value-type="float" office:value="6">
            <text:p>6,0000000</text:p>
          </table:table-cell>
          <table:table-cell/>
          <table:table-cell office:value-type="string">
            <text:p>Lat=50,47694975</text:p>
          </table:table-cell>
          <table:table-cell office:value-type="string">
            <text:p>Long=7,74071897</text:p>
          </table:table-cell>
        </table:table-row>
        <table:table-row table:style-name="ro2">
          <table:table-cell office:value-type="string">
            <text:p>17:33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])" office:value-type="float" office:value="5">
            <text:p>5,0000000</text:p>
          </table:table-cell>
          <table:table-cell/>
          <table:table-cell office:value-type="string">
            <text:p>Lat=50,47693255</text:p>
          </table:table-cell>
          <table:table-cell office:value-type="string">
            <text:p>Long=7,74069782</text:p>
          </table:table-cell>
        </table:table-row>
        <table:table-row table:style-name="ro2">
          <table:table-cell office:value-type="string">
            <text:p>17:33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])" office:value-type="float" office:value="5">
            <text:p>5,0000000</text:p>
          </table:table-cell>
          <table:table-cell/>
          <table:table-cell office:value-type="string">
            <text:p>Lat=50,47691649</text:p>
          </table:table-cell>
          <table:table-cell office:value-type="string">
            <text:p>Long=7,74067658</text:p>
          </table:table-cell>
        </table:table-row>
        <table:table-row table:style-name="ro2">
          <table:table-cell office:value-type="string">
            <text:p>17:33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])" office:value-type="float" office:value="5">
            <text:p>5,0000000</text:p>
          </table:table-cell>
          <table:table-cell/>
          <table:table-cell office:value-type="string">
            <text:p>Lat=50,47690152</text:p>
          </table:table-cell>
          <table:table-cell office:value-type="string">
            <text:p>Long=7,74065727</text:p>
          </table:table-cell>
        </table:table-row>
        <table:table-row table:style-name="ro2">
          <table:table-cell office:value-type="string">
            <text:p>17:33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7])" office:value-type="float" office:value="4">
            <text:p>4,0000000</text:p>
          </table:table-cell>
          <table:table-cell/>
          <table:table-cell office:value-type="string">
            <text:p>Lat=50,47688802</text:p>
          </table:table-cell>
          <table:table-cell office:value-type="string">
            <text:p>Long=7,74064032</text:p>
          </table:table-cell>
        </table:table-row>
        <table:table-row table:style-name="ro2">
          <table:table-cell office:value-type="string">
            <text:p>17:33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8])" office:value-type="float" office:value="4">
            <text:p>4,0000000</text:p>
          </table:table-cell>
          <table:table-cell/>
          <table:table-cell office:value-type="string">
            <text:p>Lat=50,47687595</text:p>
          </table:table-cell>
          <table:table-cell office:value-type="string">
            <text:p>Long=7,74062454</text:p>
          </table:table-cell>
        </table:table-row>
        <table:table-row table:style-name="ro2">
          <table:table-cell office:value-type="string">
            <text:p>17:33:2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9])" office:value-type="float" office:value="4">
            <text:p>4,0000000</text:p>
          </table:table-cell>
          <table:table-cell/>
          <table:table-cell office:value-type="string">
            <text:p>Lat=50,47686335</text:p>
          </table:table-cell>
          <table:table-cell office:value-type="string">
            <text:p>Long=7,74060954</text:p>
          </table:table-cell>
        </table:table-row>
        <table:table-row table:style-name="ro2">
          <table:table-cell office:value-type="string">
            <text:p>17:33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0])" office:value-type="float" office:value="4">
            <text:p>4,0000000</text:p>
          </table:table-cell>
          <table:table-cell/>
          <table:table-cell office:value-type="string">
            <text:p>Lat=50,47685192</text:p>
          </table:table-cell>
          <table:table-cell office:value-type="string">
            <text:p>Long=7,74058814</text:p>
          </table:table-cell>
        </table:table-row>
        <table:table-row table:style-name="ro2">
          <table:table-cell office:value-type="string">
            <text:p>17:33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1])" office:value-type="float" office:value="5">
            <text:p>5,0000000</text:p>
          </table:table-cell>
          <table:table-cell/>
          <table:table-cell office:value-type="string">
            <text:p>Lat=50,47684088</text:p>
          </table:table-cell>
          <table:table-cell office:value-type="string">
            <text:p>Long=7,74056914</text:p>
          </table:table-cell>
        </table:table-row>
        <table:table-row table:style-name="ro2">
          <table:table-cell office:value-type="string">
            <text:p>17:33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2])" office:value-type="float" office:value="5">
            <text:p>5,0000000</text:p>
          </table:table-cell>
          <table:table-cell/>
          <table:table-cell office:value-type="string">
            <text:p>Lat=50,4768293</text:p>
          </table:table-cell>
          <table:table-cell office:value-type="string">
            <text:p>Long=7,74055376</text:p>
          </table:table-cell>
        </table:table-row>
        <table:table-row table:style-name="ro2">
          <table:table-cell office:value-type="string">
            <text:p>17:33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3])" office:value-type="float" office:value="4">
            <text:p>4,0000000</text:p>
          </table:table-cell>
          <table:table-cell/>
          <table:table-cell office:value-type="string">
            <text:p>Lat=50,47681611</text:p>
          </table:table-cell>
          <table:table-cell office:value-type="string">
            <text:p>Long=7,74053714</text:p>
          </table:table-cell>
        </table:table-row>
        <table:table-row table:style-name="ro2">
          <table:table-cell office:value-type="string">
            <text:p>17:33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4])" office:value-type="float" office:value="4">
            <text:p>4,0000000</text:p>
          </table:table-cell>
          <table:table-cell/>
          <table:table-cell office:value-type="string">
            <text:p>Lat=50,47680344</text:p>
          </table:table-cell>
          <table:table-cell office:value-type="string">
            <text:p>Long=7,74052221</text:p>
          </table:table-cell>
        </table:table-row>
        <table:table-row table:style-name="ro2">
          <table:table-cell office:value-type="string">
            <text:p>17:33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5])" office:value-type="float" office:value="4">
            <text:p>4,0000000</text:p>
          </table:table-cell>
          <table:table-cell/>
          <table:table-cell office:value-type="string">
            <text:p>Lat=50,47679082</text:p>
          </table:table-cell>
          <table:table-cell office:value-type="string">
            <text:p>Long=7,74050951</text:p>
          </table:table-cell>
        </table:table-row>
        <table:table-row table:style-name="ro2">
          <table:table-cell office:value-type="string">
            <text:p>17:33:2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6])" office:value-type="float" office:value="4">
            <text:p>4,0000000</text:p>
          </table:table-cell>
          <table:table-cell/>
          <table:table-cell office:value-type="string">
            <text:p>Lat=50,4767808</text:p>
          </table:table-cell>
          <table:table-cell office:value-type="string">
            <text:p>Long=7,74049716</text:p>
          </table:table-cell>
        </table:table-row>
        <table:table-row table:style-name="ro2">
          <table:table-cell office:value-type="string">
            <text:p>17:33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7])" office:value-type="float" office:value="4">
            <text:p>4,0000000</text:p>
          </table:table-cell>
          <table:table-cell/>
          <table:table-cell office:value-type="string">
            <text:p>Lat=50,47677183</text:p>
          </table:table-cell>
          <table:table-cell office:value-type="string">
            <text:p>Long=7,74048478</text:p>
          </table:table-cell>
        </table:table-row>
        <table:table-row table:style-name="ro2">
          <table:table-cell office:value-type="string">
            <text:p>17:33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8])" office:value-type="float" office:value="4">
            <text:p>4,0000000</text:p>
          </table:table-cell>
          <table:table-cell/>
          <table:table-cell office:value-type="string">
            <text:p>Lat=50,47676398</text:p>
          </table:table-cell>
          <table:table-cell office:value-type="string">
            <text:p>Long=7,74046903</text:p>
          </table:table-cell>
        </table:table-row>
        <table:table-row table:style-name="ro2">
          <table:table-cell office:value-type="string">
            <text:p>17:33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9])" office:value-type="float" office:value="4">
            <text:p>4,0000000</text:p>
          </table:table-cell>
          <table:table-cell/>
          <table:table-cell office:value-type="string">
            <text:p>Lat=50,47675675</text:p>
          </table:table-cell>
          <table:table-cell office:value-type="string">
            <text:p>Long=7,74045545</text:p>
          </table:table-cell>
        </table:table-row>
        <table:table-row table:style-name="ro2">
          <table:table-cell office:value-type="string">
            <text:p>17:33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0])" office:value-type="float" office:value="4">
            <text:p>4,0000000</text:p>
          </table:table-cell>
          <table:table-cell/>
          <table:table-cell office:value-type="string">
            <text:p>Lat=50,47674874</text:p>
          </table:table-cell>
          <table:table-cell office:value-type="string">
            <text:p>Long=7,74044066</text:p>
          </table:table-cell>
        </table:table-row>
        <table:table-row table:style-name="ro2">
          <table:table-cell office:value-type="string">
            <text:p>17:33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1])" office:value-type="float" office:value="4">
            <text:p>4,0000000</text:p>
          </table:table-cell>
          <table:table-cell/>
          <table:table-cell office:value-type="string">
            <text:p>Lat=50,47674135</text:p>
          </table:table-cell>
          <table:table-cell office:value-type="string">
            <text:p>Long=7,74042565</text:p>
          </table:table-cell>
        </table:table-row>
        <table:table-row table:style-name="ro2">
          <table:table-cell office:value-type="string">
            <text:p>17:33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2])" office:value-type="float" office:value="4">
            <text:p>4,0000000</text:p>
          </table:table-cell>
          <table:table-cell/>
          <table:table-cell office:value-type="string">
            <text:p>Lat=50,47673035</text:p>
          </table:table-cell>
          <table:table-cell office:value-type="string">
            <text:p>Long=7,7404128</text:p>
          </table:table-cell>
        </table:table-row>
        <table:table-row table:style-name="ro2">
          <table:table-cell office:value-type="string">
            <text:p>17:33:3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3])" office:value-type="float" office:value="4">
            <text:p>4,0000000</text:p>
          </table:table-cell>
          <table:table-cell/>
          <table:table-cell office:value-type="string">
            <text:p>Lat=50,47671847</text:p>
          </table:table-cell>
          <table:table-cell office:value-type="string">
            <text:p>Long=7,74040106</text:p>
          </table:table-cell>
        </table:table-row>
        <table:table-row table:style-name="ro2">
          <table:table-cell office:value-type="string">
            <text:p>17:33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4])" office:value-type="float" office:value="4">
            <text:p>4,0000000</text:p>
          </table:table-cell>
          <table:table-cell/>
          <table:table-cell office:value-type="string">
            <text:p>Lat=50,47670626</text:p>
          </table:table-cell>
          <table:table-cell office:value-type="string">
            <text:p>Long=7,74038845</text:p>
          </table:table-cell>
        </table:table-row>
        <table:table-row table:style-name="ro2">
          <table:table-cell office:value-type="string">
            <text:p>17:33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5])" office:value-type="float" office:value="4">
            <text:p>4,0000000</text:p>
          </table:table-cell>
          <table:table-cell/>
          <table:table-cell office:value-type="string">
            <text:p>Lat=50,47669358</text:p>
          </table:table-cell>
          <table:table-cell office:value-type="string">
            <text:p>Long=7,74037901</text:p>
          </table:table-cell>
        </table:table-row>
        <table:table-row table:style-name="ro2">
          <table:table-cell office:value-type="string">
            <text:p>17:33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6])" office:value-type="float" office:value="4">
            <text:p>4,0000000</text:p>
          </table:table-cell>
          <table:table-cell/>
          <table:table-cell office:value-type="string">
            <text:p>Lat=50,47668206</text:p>
          </table:table-cell>
          <table:table-cell office:value-type="string">
            <text:p>Long=7,74036929</text:p>
          </table:table-cell>
        </table:table-row>
        <table:table-row table:style-name="ro2">
          <table:table-cell office:value-type="string">
            <text:p>17:33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7])" office:value-type="float" office:value="4">
            <text:p>4,0000000</text:p>
          </table:table-cell>
          <table:table-cell/>
          <table:table-cell office:value-type="string">
            <text:p>Lat=50,47666953</text:p>
          </table:table-cell>
          <table:table-cell office:value-type="string">
            <text:p>Long=7,74035954</text:p>
          </table:table-cell>
        </table:table-row>
        <table:table-row table:style-name="ro2">
          <table:table-cell office:value-type="string">
            <text:p>17:33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8])" office:value-type="float" office:value="4">
            <text:p>4,0000000</text:p>
          </table:table-cell>
          <table:table-cell/>
          <table:table-cell office:value-type="string">
            <text:p>Lat=50,47665865</text:p>
          </table:table-cell>
          <table:table-cell office:value-type="string">
            <text:p>Long=7,74034721</text:p>
          </table:table-cell>
        </table:table-row>
        <table:table-row table:style-name="ro2">
          <table:table-cell office:value-type="string">
            <text:p>17:33:4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9])" office:value-type="float" office:value="4">
            <text:p>4,0000000</text:p>
          </table:table-cell>
          <table:table-cell/>
          <table:table-cell office:value-type="string">
            <text:p>Lat=50,47664947</text:p>
          </table:table-cell>
          <table:table-cell office:value-type="string">
            <text:p>Long=7,74033438</text:p>
          </table:table-cell>
        </table:table-row>
        <table:table-row table:style-name="ro2">
          <table:table-cell office:value-type="string">
            <text:p>17:33:4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0])" office:value-type="float" office:value="4">
            <text:p>4,0000000</text:p>
          </table:table-cell>
          <table:table-cell/>
          <table:table-cell office:value-type="string">
            <text:p>Lat=50,47664128</text:p>
          </table:table-cell>
          <table:table-cell office:value-type="string">
            <text:p>Long=7,74032103</text:p>
          </table:table-cell>
        </table:table-row>
        <table:table-row table:style-name="ro2">
          <table:table-cell office:value-type="string">
            <text:p>17:33:4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1])" office:value-type="float" office:value="4">
            <text:p>4,0000000</text:p>
          </table:table-cell>
          <table:table-cell/>
          <table:table-cell office:value-type="string">
            <text:p>Lat=50,47663114</text:p>
          </table:table-cell>
          <table:table-cell office:value-type="string">
            <text:p>Long=7,74030503</text:p>
          </table:table-cell>
        </table:table-row>
        <table:table-row table:style-name="ro2">
          <table:table-cell office:value-type="string">
            <text:p>17:33:4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2])" office:value-type="float" office:value="4">
            <text:p>4,0000000</text:p>
          </table:table-cell>
          <table:table-cell/>
          <table:table-cell office:value-type="string">
            <text:p>Lat=50,47662043</text:p>
          </table:table-cell>
          <table:table-cell office:value-type="string">
            <text:p>Long=7,74028971</text:p>
          </table:table-cell>
        </table:table-row>
        <table:table-row table:style-name="ro2">
          <table:table-cell office:value-type="string">
            <text:p>17:33:4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3])" office:value-type="float" office:value="4">
            <text:p>4,0000000</text:p>
          </table:table-cell>
          <table:table-cell/>
          <table:table-cell office:value-type="string">
            <text:p>Lat=50,47660861</text:p>
          </table:table-cell>
          <table:table-cell office:value-type="string">
            <text:p>Long=7,74027558</text:p>
          </table:table-cell>
        </table:table-row>
        <table:table-row table:style-name="ro2">
          <table:table-cell office:value-type="string">
            <text:p>17:33:4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4])" office:value-type="float" office:value="4">
            <text:p>4,0000000</text:p>
          </table:table-cell>
          <table:table-cell/>
          <table:table-cell office:value-type="string">
            <text:p>Lat=50,47659712</text:p>
          </table:table-cell>
          <table:table-cell office:value-type="string">
            <text:p>Long=7,74026491</text:p>
          </table:table-cell>
        </table:table-row>
        <table:table-row table:style-name="ro2">
          <table:table-cell office:value-type="string">
            <text:p>17:33:4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5])" office:value-type="float" office:value="4">
            <text:p>4,0000000</text:p>
          </table:table-cell>
          <table:table-cell/>
          <table:table-cell office:value-type="string">
            <text:p>Lat=50,47658726</text:p>
          </table:table-cell>
          <table:table-cell office:value-type="string">
            <text:p>Long=7,74025423</text:p>
          </table:table-cell>
        </table:table-row>
        <table:table-row table:style-name="ro2">
          <table:table-cell office:value-type="string">
            <text:p>17:33:4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6])" office:value-type="float" office:value="4">
            <text:p>4,0000000</text:p>
          </table:table-cell>
          <table:table-cell/>
          <table:table-cell office:value-type="string">
            <text:p>Lat=50,47657805</text:p>
          </table:table-cell>
          <table:table-cell office:value-type="string">
            <text:p>Long=7,74024401</text:p>
          </table:table-cell>
        </table:table-row>
        <table:table-row table:style-name="ro2">
          <table:table-cell office:value-type="string">
            <text:p>17:33:4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7])" office:value-type="float" office:value="4">
            <text:p>4,0000000</text:p>
          </table:table-cell>
          <table:table-cell/>
          <table:table-cell office:value-type="string">
            <text:p>Lat=50,4765661</text:p>
          </table:table-cell>
          <table:table-cell office:value-type="string">
            <text:p>Long=7,74023618</text:p>
          </table:table-cell>
        </table:table-row>
        <table:table-row table:style-name="ro2">
          <table:table-cell office:value-type="string">
            <text:p>17:33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8])" office:value-type="float" office:value="4">
            <text:p>4,0000000</text:p>
          </table:table-cell>
          <table:table-cell/>
          <table:table-cell office:value-type="string">
            <text:p>Lat=50,47655284</text:p>
          </table:table-cell>
          <table:table-cell office:value-type="string">
            <text:p>Long=7,74022701</text:p>
          </table:table-cell>
        </table:table-row>
        <table:table-row table:style-name="ro2">
          <table:table-cell office:value-type="string">
            <text:p>17:33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9])" office:value-type="float" office:value="4">
            <text:p>4,0000000</text:p>
          </table:table-cell>
          <table:table-cell/>
          <table:table-cell office:value-type="string">
            <text:p>Lat=50,47654343</text:p>
          </table:table-cell>
          <table:table-cell office:value-type="string">
            <text:p>Long=7,74021295</text:p>
          </table:table-cell>
        </table:table-row>
        <table:table-row table:style-name="ro2">
          <table:table-cell office:value-type="string">
            <text:p>17:33:5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0])" office:value-type="float" office:value="4">
            <text:p>4,0000000</text:p>
          </table:table-cell>
          <table:table-cell/>
          <table:table-cell office:value-type="string">
            <text:p>Lat=50,4765319</text:p>
          </table:table-cell>
          <table:table-cell office:value-type="string">
            <text:p>Long=7,74020182</text:p>
          </table:table-cell>
        </table:table-row>
        <table:table-row table:style-name="ro2">
          <table:table-cell office:value-type="string">
            <text:p>17:33:5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1])" office:value-type="float" office:value="4">
            <text:p>4,0000000</text:p>
          </table:table-cell>
          <table:table-cell/>
          <table:table-cell office:value-type="string">
            <text:p>Lat=50,47652295</text:p>
          </table:table-cell>
          <table:table-cell office:value-type="string">
            <text:p>Long=7,7401918</text:p>
          </table:table-cell>
        </table:table-row>
        <table:table-row table:style-name="ro2">
          <table:table-cell office:value-type="string">
            <text:p>17:33:5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2])" office:value-type="float" office:value="4">
            <text:p>4,0000000</text:p>
          </table:table-cell>
          <table:table-cell/>
          <table:table-cell office:value-type="string">
            <text:p>Lat=50,47651496</text:p>
          </table:table-cell>
          <table:table-cell office:value-type="string">
            <text:p>Long=7,74018421</text:p>
          </table:table-cell>
        </table:table-row>
        <table:table-row table:style-name="ro2">
          <table:table-cell office:value-type="string">
            <text:p>17:33:5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3])" office:value-type="float" office:value="4">
            <text:p>4,0000000</text:p>
          </table:table-cell>
          <table:table-cell/>
          <table:table-cell office:value-type="string">
            <text:p>Lat=50,47650842</text:p>
          </table:table-cell>
          <table:table-cell office:value-type="string">
            <text:p>Long=7,74018054</text:p>
          </table:table-cell>
        </table:table-row>
        <table:table-row table:style-name="ro2">
          <table:table-cell office:value-type="string">
            <text:p>17:33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4])" office:value-type="float" office:value="4">
            <text:p>4,0000000</text:p>
          </table:table-cell>
          <table:table-cell/>
          <table:table-cell office:value-type="string">
            <text:p>Lat=50,47650234</text:p>
          </table:table-cell>
          <table:table-cell office:value-type="string">
            <text:p>Long=7,74017114</text:p>
          </table:table-cell>
        </table:table-row>
        <table:table-row table:style-name="ro2">
          <table:table-cell office:value-type="string">
            <text:p>17:33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5])" office:value-type="float" office:value="4">
            <text:p>4,0000000</text:p>
          </table:table-cell>
          <table:table-cell/>
          <table:table-cell office:value-type="string">
            <text:p>Lat=50,47649718</text:p>
          </table:table-cell>
          <table:table-cell office:value-type="string">
            <text:p>Long=7,74016216</text:p>
          </table:table-cell>
        </table:table-row>
        <table:table-row table:style-name="ro2">
          <table:table-cell office:value-type="string">
            <text:p>17:33:5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6])" office:value-type="float" office:value="4">
            <text:p>4,0000000</text:p>
          </table:table-cell>
          <table:table-cell/>
          <table:table-cell office:value-type="string">
            <text:p>Lat=50,47649215</text:p>
          </table:table-cell>
          <table:table-cell office:value-type="string">
            <text:p>Long=7,74015527</text:p>
          </table:table-cell>
        </table:table-row>
        <table:table-row table:style-name="ro2">
          <table:table-cell office:value-type="string">
            <text:p>17:33:5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7])" office:value-type="float" office:value="4">
            <text:p>4,0000000</text:p>
          </table:table-cell>
          <table:table-cell/>
          <table:table-cell office:value-type="string">
            <text:p>Lat=50,47648796</text:p>
          </table:table-cell>
          <table:table-cell office:value-type="string">
            <text:p>Long=7,74014615</text:p>
          </table:table-cell>
        </table:table-row>
        <table:table-row table:style-name="ro2">
          <table:table-cell office:value-type="string">
            <text:p>17:33:5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8])" office:value-type="float" office:value="4">
            <text:p>4,0000000</text:p>
          </table:table-cell>
          <table:table-cell/>
          <table:table-cell office:value-type="string">
            <text:p>Lat=50,47648438</text:p>
          </table:table-cell>
          <table:table-cell office:value-type="string">
            <text:p>Long=7,74013894</text:p>
          </table:table-cell>
        </table:table-row>
        <table:table-row table:style-name="ro2">
          <table:table-cell office:value-type="string">
            <text:p>17:34:0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9])" office:value-type="float" office:value="4">
            <text:p>4,0000000</text:p>
          </table:table-cell>
          <table:table-cell/>
          <table:table-cell office:value-type="string">
            <text:p>Lat=50,47648079</text:p>
          </table:table-cell>
          <table:table-cell office:value-type="string">
            <text:p>Long=7,74013141</text:p>
          </table:table-cell>
        </table:table-row>
        <table:table-row table:style-name="ro2">
          <table:table-cell office:value-type="string">
            <text:p>17:34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0])" office:value-type="float" office:value="4">
            <text:p>4,0000000</text:p>
          </table:table-cell>
          <table:table-cell/>
          <table:table-cell office:value-type="string">
            <text:p>Lat=50,47647708</text:p>
          </table:table-cell>
          <table:table-cell office:value-type="string">
            <text:p>Long=7,74012158</text:p>
          </table:table-cell>
        </table:table-row>
        <table:table-row table:style-name="ro2">
          <table:table-cell office:value-type="string">
            <text:p>17:34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1])" office:value-type="float" office:value="4">
            <text:p>4,0000000</text:p>
          </table:table-cell>
          <table:table-cell/>
          <table:table-cell office:value-type="string">
            <text:p>Lat=50,4764711</text:p>
          </table:table-cell>
          <table:table-cell office:value-type="string">
            <text:p>Long=7,74011397</text:p>
          </table:table-cell>
        </table:table-row>
        <table:table-row table:style-name="ro2">
          <table:table-cell office:value-type="string">
            <text:p>17:34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2])" office:value-type="float" office:value="4">
            <text:p>4,0000000</text:p>
          </table:table-cell>
          <table:table-cell/>
          <table:table-cell office:value-type="string">
            <text:p>Lat=50,47646288</text:p>
          </table:table-cell>
          <table:table-cell office:value-type="string">
            <text:p>Long=7,74010397</text:p>
          </table:table-cell>
        </table:table-row>
        <table:table-row table:style-name="ro2">
          <table:table-cell office:value-type="string">
            <text:p>17:34:0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3])" office:value-type="float" office:value="4">
            <text:p>4,0000000</text:p>
          </table:table-cell>
          <table:table-cell/>
          <table:table-cell office:value-type="string">
            <text:p>Lat=50,47645418</text:p>
          </table:table-cell>
          <table:table-cell office:value-type="string">
            <text:p>Long=7,74009305</text:p>
          </table:table-cell>
        </table:table-row>
        <table:table-row table:style-name="ro2">
          <table:table-cell office:value-type="string">
            <text:p>17:34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4])" office:value-type="float" office:value="4">
            <text:p>4,0000000</text:p>
          </table:table-cell>
          <table:table-cell/>
          <table:table-cell office:value-type="string">
            <text:p>Lat=50,4764453</text:p>
          </table:table-cell>
          <table:table-cell office:value-type="string">
            <text:p>Long=7,74007789</text:p>
          </table:table-cell>
        </table:table-row>
        <table:table-row table:style-name="ro2">
          <table:table-cell office:value-type="string">
            <text:p>17:34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5])" office:value-type="float" office:value="4">
            <text:p>4,0000000</text:p>
          </table:table-cell>
          <table:table-cell/>
          <table:table-cell office:value-type="string">
            <text:p>Lat=50,47643655</text:p>
          </table:table-cell>
          <table:table-cell office:value-type="string">
            <text:p>Long=7,74006689</text:p>
          </table:table-cell>
        </table:table-row>
        <table:table-row table:style-name="ro2">
          <table:table-cell office:value-type="string">
            <text:p>17:34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6])" office:value-type="float" office:value="4">
            <text:p>4,0000000</text:p>
          </table:table-cell>
          <table:table-cell/>
          <table:table-cell office:value-type="string">
            <text:p>Lat=50,47642957</text:p>
          </table:table-cell>
          <table:table-cell office:value-type="string">
            <text:p>Long=7,74005476</text:p>
          </table:table-cell>
        </table:table-row>
        <table:table-row table:style-name="ro2">
          <table:table-cell office:value-type="string">
            <text:p>17:34:0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7])" office:value-type="float" office:value="4">
            <text:p>4,0000000</text:p>
          </table:table-cell>
          <table:table-cell/>
          <table:table-cell office:value-type="string">
            <text:p>Lat=50,47642144</text:p>
          </table:table-cell>
          <table:table-cell office:value-type="string">
            <text:p>Long=7,7400429</text:p>
          </table:table-cell>
        </table:table-row>
        <table:table-row table:style-name="ro2">
          <table:table-cell office:value-type="string">
            <text:p>17:34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8])" office:value-type="float" office:value="4">
            <text:p>4,0000000</text:p>
          </table:table-cell>
          <table:table-cell/>
          <table:table-cell office:value-type="string">
            <text:p>Lat=50,47641124</text:p>
          </table:table-cell>
          <table:table-cell office:value-type="string">
            <text:p>Long=7,74002987</text:p>
          </table:table-cell>
        </table:table-row>
        <table:table-row table:style-name="ro2">
          <table:table-cell office:value-type="string">
            <text:p>17:34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9])" office:value-type="float" office:value="4">
            <text:p>4,0000000</text:p>
          </table:table-cell>
          <table:table-cell/>
          <table:table-cell office:value-type="string">
            <text:p>Lat=50,47640326</text:p>
          </table:table-cell>
          <table:table-cell office:value-type="string">
            <text:p>Long=7,74001612</text:p>
          </table:table-cell>
        </table:table-row>
        <table:table-row table:style-name="ro2">
          <table:table-cell office:value-type="string">
            <text:p>17:34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0])" office:value-type="float" office:value="4">
            <text:p>4,0000000</text:p>
          </table:table-cell>
          <table:table-cell/>
          <table:table-cell office:value-type="string">
            <text:p>Lat=50,47639348</text:p>
          </table:table-cell>
          <table:table-cell office:value-type="string">
            <text:p>Long=7,7400043</text:p>
          </table:table-cell>
        </table:table-row>
        <table:table-row table:style-name="ro2">
          <table:table-cell office:value-type="string">
            <text:p>17:34:1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1])" office:value-type="float" office:value="4">
            <text:p>4,0000000</text:p>
          </table:table-cell>
          <table:table-cell/>
          <table:table-cell office:value-type="string">
            <text:p>Lat=50,47638276</text:p>
          </table:table-cell>
          <table:table-cell office:value-type="string">
            <text:p>Long=7,73999397</text:p>
          </table:table-cell>
        </table:table-row>
        <table:table-row table:style-name="ro2">
          <table:table-cell office:value-type="string">
            <text:p>17:34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2])" office:value-type="float" office:value="4">
            <text:p>4,0000000</text:p>
          </table:table-cell>
          <table:table-cell/>
          <table:table-cell office:value-type="string">
            <text:p>Lat=50,47637225</text:p>
          </table:table-cell>
          <table:table-cell office:value-type="string">
            <text:p>Long=7,73998416</text:p>
          </table:table-cell>
        </table:table-row>
        <table:table-row table:style-name="ro2">
          <table:table-cell office:value-type="string">
            <text:p>17:34:1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3])" office:value-type="float" office:value="4">
            <text:p>4,0000000</text:p>
          </table:table-cell>
          <table:table-cell/>
          <table:table-cell office:value-type="string">
            <text:p>Lat=50,47636454</text:p>
          </table:table-cell>
          <table:table-cell office:value-type="string">
            <text:p>Long=7,73997757</text:p>
          </table:table-cell>
        </table:table-row>
        <table:table-row table:style-name="ro2">
          <table:table-cell office:value-type="string">
            <text:p>17:34:1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4])" office:value-type="float" office:value="4">
            <text:p>4,0000000</text:p>
          </table:table-cell>
          <table:table-cell/>
          <table:table-cell office:value-type="string">
            <text:p>Lat=50,47635797</text:p>
          </table:table-cell>
          <table:table-cell office:value-type="string">
            <text:p>Long=7,73996902</text:p>
          </table:table-cell>
        </table:table-row>
        <table:table-row table:style-name="ro2">
          <table:table-cell office:value-type="string">
            <text:p>17:34:1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5])" office:value-type="float" office:value="4">
            <text:p>4,0000000</text:p>
          </table:table-cell>
          <table:table-cell/>
          <table:table-cell office:value-type="string">
            <text:p>Lat=50,4763489</text:p>
          </table:table-cell>
          <table:table-cell office:value-type="string">
            <text:p>Long=7,73995837</text:p>
          </table:table-cell>
        </table:table-row>
        <table:table-row table:style-name="ro2">
          <table:table-cell office:value-type="string">
            <text:p>17:34:1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6])" office:value-type="float" office:value="4">
            <text:p>4,0000000</text:p>
          </table:table-cell>
          <table:table-cell/>
          <table:table-cell office:value-type="string">
            <text:p>Lat=50,47633848</text:p>
          </table:table-cell>
          <table:table-cell office:value-type="string">
            <text:p>Long=7,7399464</text:p>
          </table:table-cell>
        </table:table-row>
        <table:table-row table:style-name="ro2">
          <table:table-cell office:value-type="string">
            <text:p>17:34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7])" office:value-type="float" office:value="4">
            <text:p>4,0000000</text:p>
          </table:table-cell>
          <table:table-cell/>
          <table:table-cell office:value-type="string">
            <text:p>Lat=50,47632771</text:p>
          </table:table-cell>
          <table:table-cell office:value-type="string">
            <text:p>Long=7,73993248</text:p>
          </table:table-cell>
        </table:table-row>
        <table:table-row table:style-name="ro2">
          <table:table-cell office:value-type="string">
            <text:p>17:34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8])" office:value-type="float" office:value="4">
            <text:p>4,0000000</text:p>
          </table:table-cell>
          <table:table-cell/>
          <table:table-cell office:value-type="string">
            <text:p>Lat=50,47631739</text:p>
          </table:table-cell>
          <table:table-cell office:value-type="string">
            <text:p>Long=7,73991763</text:p>
          </table:table-cell>
        </table:table-row>
        <table:table-row table:style-name="ro2">
          <table:table-cell office:value-type="string">
            <text:p>17:34:2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9])" office:value-type="float" office:value="4">
            <text:p>4,0000000</text:p>
          </table:table-cell>
          <table:table-cell/>
          <table:table-cell office:value-type="string">
            <text:p>Lat=50,47630783</text:p>
          </table:table-cell>
          <table:table-cell office:value-type="string">
            <text:p>Long=7,73990166</text:p>
          </table:table-cell>
        </table:table-row>
        <table:table-row table:style-name="ro2">
          <table:table-cell office:value-type="string">
            <text:p>17:34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0])" office:value-type="float" office:value="4">
            <text:p>4,0000000</text:p>
          </table:table-cell>
          <table:table-cell/>
          <table:table-cell office:value-type="string">
            <text:p>Lat=50,47629626</text:p>
          </table:table-cell>
          <table:table-cell office:value-type="string">
            <text:p>Long=7,73988334</text:p>
          </table:table-cell>
        </table:table-row>
        <table:table-row table:style-name="ro2">
          <table:table-cell office:value-type="string">
            <text:p>17:34:2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1])" office:value-type="float" office:value="4">
            <text:p>4,0000000</text:p>
          </table:table-cell>
          <table:table-cell/>
          <table:table-cell office:value-type="string">
            <text:p>Lat=50,47628807</text:p>
          </table:table-cell>
          <table:table-cell office:value-type="string">
            <text:p>Long=7,73986397</text:p>
          </table:table-cell>
        </table:table-row>
        <table:table-row table:style-name="ro2">
          <table:table-cell office:value-type="string">
            <text:p>17:34:2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2])" office:value-type="float" office:value="4">
            <text:p>4,0000000</text:p>
          </table:table-cell>
          <table:table-cell/>
          <table:table-cell office:value-type="string">
            <text:p>Lat=50,47628228</text:p>
          </table:table-cell>
          <table:table-cell office:value-type="string">
            <text:p>Long=7,73984243</text:p>
          </table:table-cell>
        </table:table-row>
        <table:table-row table:style-name="ro2">
          <table:table-cell office:value-type="string">
            <text:p>17:34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3])" office:value-type="float" office:value="4">
            <text:p>4,0000000</text:p>
          </table:table-cell>
          <table:table-cell/>
          <table:table-cell office:value-type="string">
            <text:p>Lat=50,47627872</text:p>
          </table:table-cell>
          <table:table-cell office:value-type="string">
            <text:p>Long=7,73982614</text:p>
          </table:table-cell>
        </table:table-row>
        <table:table-row table:style-name="ro2">
          <table:table-cell office:value-type="string">
            <text:p>17:34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4])" office:value-type="float" office:value="4">
            <text:p>4,0000000</text:p>
          </table:table-cell>
          <table:table-cell/>
          <table:table-cell office:value-type="string">
            <text:p>Lat=50,47627308</text:p>
          </table:table-cell>
          <table:table-cell office:value-type="string">
            <text:p>Long=7,73980963</text:p>
          </table:table-cell>
        </table:table-row>
        <table:table-row table:style-name="ro2">
          <table:table-cell office:value-type="string">
            <text:p>17:34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5])" office:value-type="float" office:value="4">
            <text:p>4,0000000</text:p>
          </table:table-cell>
          <table:table-cell/>
          <table:table-cell office:value-type="string">
            <text:p>Lat=50,47626863</text:p>
          </table:table-cell>
          <table:table-cell office:value-type="string">
            <text:p>Long=7,73979524</text:p>
          </table:table-cell>
        </table:table-row>
        <table:table-row table:style-name="ro2">
          <table:table-cell office:value-type="string">
            <text:p>17:34:2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6])" office:value-type="float" office:value="4">
            <text:p>4,0000000</text:p>
          </table:table-cell>
          <table:table-cell/>
          <table:table-cell office:value-type="string">
            <text:p>Lat=50,47626359</text:p>
          </table:table-cell>
          <table:table-cell office:value-type="string">
            <text:p>Long=7,73978311</text:p>
          </table:table-cell>
        </table:table-row>
        <table:table-row table:style-name="ro2">
          <table:table-cell office:value-type="string">
            <text:p>17:34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7])" office:value-type="float" office:value="4">
            <text:p>4,0000000</text:p>
          </table:table-cell>
          <table:table-cell/>
          <table:table-cell office:value-type="string">
            <text:p>Lat=50,47625595</text:p>
          </table:table-cell>
          <table:table-cell office:value-type="string">
            <text:p>Long=7,7397700799999996</text:p>
          </table:table-cell>
        </table:table-row>
        <table:table-row table:style-name="ro2">
          <table:table-cell office:value-type="string">
            <text:p>17:34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8])" office:value-type="float" office:value="4">
            <text:p>4,0000000</text:p>
          </table:table-cell>
          <table:table-cell/>
          <table:table-cell office:value-type="string">
            <text:p>Lat=50,47624687</text:p>
          </table:table-cell>
          <table:table-cell office:value-type="string">
            <text:p>Long=7,73975868</text:p>
          </table:table-cell>
        </table:table-row>
        <table:table-row table:style-name="ro2">
          <table:table-cell office:value-type="string">
            <text:p>17:34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9])" office:value-type="float" office:value="4">
            <text:p>4,0000000</text:p>
          </table:table-cell>
          <table:table-cell/>
          <table:table-cell office:value-type="string">
            <text:p>Lat=50,47623666</text:p>
          </table:table-cell>
          <table:table-cell office:value-type="string">
            <text:p>Long=7,73974944</text:p>
          </table:table-cell>
        </table:table-row>
        <table:table-row table:style-name="ro2">
          <table:table-cell office:value-type="string">
            <text:p>17:34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0])" office:value-type="float" office:value="4">
            <text:p>4,0000000</text:p>
          </table:table-cell>
          <table:table-cell/>
          <table:table-cell office:value-type="string">
            <text:p>Lat=50,47622792</text:p>
          </table:table-cell>
          <table:table-cell office:value-type="string">
            <text:p>Long=7,73973741</text:p>
          </table:table-cell>
        </table:table-row>
        <table:table-row table:style-name="ro2">
          <table:table-cell office:value-type="string">
            <text:p>17:34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1])" office:value-type="float" office:value="4">
            <text:p>4,0000000</text:p>
          </table:table-cell>
          <table:table-cell/>
          <table:table-cell office:value-type="string">
            <text:p>Lat=50,47621974</text:p>
          </table:table-cell>
          <table:table-cell office:value-type="string">
            <text:p>Long=7,73972352</text:p>
          </table:table-cell>
        </table:table-row>
        <table:table-row table:style-name="ro2">
          <table:table-cell office:value-type="string">
            <text:p>17:34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2])" office:value-type="float" office:value="4">
            <text:p>4,0000000</text:p>
          </table:table-cell>
          <table:table-cell/>
          <table:table-cell office:value-type="string">
            <text:p>Lat=50,47621223</text:p>
          </table:table-cell>
          <table:table-cell office:value-type="string">
            <text:p>Long=7,73971119</text:p>
          </table:table-cell>
        </table:table-row>
        <table:table-row table:style-name="ro2">
          <table:table-cell office:value-type="string">
            <text:p>17:34:3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3])" office:value-type="float" office:value="4">
            <text:p>4,0000000</text:p>
          </table:table-cell>
          <table:table-cell/>
          <table:table-cell office:value-type="string">
            <text:p>Lat=50,47620372</text:p>
          </table:table-cell>
          <table:table-cell office:value-type="string">
            <text:p>Long=7,73969667</text:p>
          </table:table-cell>
        </table:table-row>
        <table:table-row table:style-name="ro2">
          <table:table-cell office:value-type="string">
            <text:p>17:34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4])" office:value-type="float" office:value="4">
            <text:p>4,0000000</text:p>
          </table:table-cell>
          <table:table-cell/>
          <table:table-cell office:value-type="string">
            <text:p>Lat=50,47619665</text:p>
          </table:table-cell>
          <table:table-cell office:value-type="string">
            <text:p>Long=7,73968623</text:p>
          </table:table-cell>
        </table:table-row>
        <table:table-row table:style-name="ro2">
          <table:table-cell office:value-type="string">
            <text:p>17:34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5])" office:value-type="float" office:value="4">
            <text:p>4,0000000</text:p>
          </table:table-cell>
          <table:table-cell/>
          <table:table-cell office:value-type="string">
            <text:p>Lat=50,47619113</text:p>
          </table:table-cell>
          <table:table-cell office:value-type="string">
            <text:p>Long=7,73967553</text:p>
          </table:table-cell>
        </table:table-row>
        <table:table-row table:style-name="ro2">
          <table:table-cell office:value-type="string">
            <text:p>17:34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6])" office:value-type="float" office:value="4">
            <text:p>4,0000000</text:p>
          </table:table-cell>
          <table:table-cell/>
          <table:table-cell office:value-type="string">
            <text:p>Lat=50,4761841</text:p>
          </table:table-cell>
          <table:table-cell office:value-type="string">
            <text:p>Long=7,73966644</text:p>
          </table:table-cell>
        </table:table-row>
        <table:table-row table:style-name="ro2">
          <table:table-cell office:value-type="string">
            <text:p>17:34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7])" office:value-type="float" office:value="4">
            <text:p>4,0000000</text:p>
          </table:table-cell>
          <table:table-cell/>
          <table:table-cell office:value-type="string">
            <text:p>Lat=50,47617496</text:p>
          </table:table-cell>
          <table:table-cell office:value-type="string">
            <text:p>Long=7,73965584</text:p>
          </table:table-cell>
        </table:table-row>
        <table:table-row table:style-name="ro2">
          <table:table-cell office:value-type="string">
            <text:p>17:34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8])" office:value-type="float" office:value="4">
            <text:p>4,0000000</text:p>
          </table:table-cell>
          <table:table-cell/>
          <table:table-cell office:value-type="string">
            <text:p>Lat=50,47616332</text:p>
          </table:table-cell>
          <table:table-cell office:value-type="string">
            <text:p>Long=7,73964599</text:p>
          </table:table-cell>
        </table:table-row>
        <table:table-row table:style-name="ro2">
          <table:table-cell office:value-type="string">
            <text:p>17:34:4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9])" office:value-type="float" office:value="4">
            <text:p>4,0000000</text:p>
          </table:table-cell>
          <table:table-cell/>
          <table:table-cell office:value-type="string">
            <text:p>Lat=50,4761523</text:p>
          </table:table-cell>
          <table:table-cell office:value-type="string">
            <text:p>Long=7,73963704</text:p>
          </table:table-cell>
        </table:table-row>
        <table:table-row table:style-name="ro2">
          <table:table-cell office:value-type="string">
            <text:p>17:34:4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0])" office:value-type="float" office:value="4">
            <text:p>4,0000000</text:p>
          </table:table-cell>
          <table:table-cell/>
          <table:table-cell office:value-type="string">
            <text:p>Lat=50,47613881</text:p>
          </table:table-cell>
          <table:table-cell office:value-type="string">
            <text:p>Long=7,73962725</text:p>
          </table:table-cell>
        </table:table-row>
        <table:table-row table:style-name="ro2">
          <table:table-cell office:value-type="string">
            <text:p>17:34:4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1])" office:value-type="float" office:value="4">
            <text:p>4,0000000</text:p>
          </table:table-cell>
          <table:table-cell/>
          <table:table-cell office:value-type="string">
            <text:p>Lat=50,47612717</text:p>
          </table:table-cell>
          <table:table-cell office:value-type="string">
            <text:p>Long=7,73961809</text:p>
          </table:table-cell>
        </table:table-row>
        <table:table-row table:style-name="ro2">
          <table:table-cell office:value-type="string">
            <text:p>17:34:4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2])" office:value-type="float" office:value="4">
            <text:p>4,0000000</text:p>
          </table:table-cell>
          <table:table-cell/>
          <table:table-cell office:value-type="string">
            <text:p>Lat=50,47611824</text:p>
          </table:table-cell>
          <table:table-cell office:value-type="string">
            <text:p>Long=7,7396044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32:53">
            <text:p>17:32:53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12])" office:value-type="float" office:value="611">
            <text:p>611,0000000</text:p>
          </table:table-cell>
          <table:table-cell table:number-columns-repeated="3"/>
        </table:table-row>
        <table:table-row table:style-name="ro2">
          <table:table-cell table:formula="of:=[.A112]" office:value-type="string" office:string-value="17:34:43">
            <text:p>17:34:43</text:p>
          </table:table-cell>
          <table:table-cell office:value-type="string">
            <text:p>Ende</text:p>
          </table:table-cell>
          <table:table-cell table:number-columns-repeated="2"/>
          <table:table-cell table:formula="of:=[.E114]/111" office:value-type="float" office:value="5.50450450450451">
            <text:p>5,5045045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104846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20:31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0:26:42.67</meta:creation-date>
    <dc:date>2015-05-08T20:31:38.74</dc:date>
    <meta:editing-duration>PT4M56S</meta:editing-duration>
    <meta:editing-cycles>1</meta:editing-cycles>
    <meta:document-statistic meta:table-count="4" meta:cell-count="673" meta:object-count="0"/>
    <meta:generator>OpenOffice.org/3.4.1$Win32 OpenOffice.org_project/341m1$Build-9593</meta:generator>
  </office:meta>
</office:document-meta>
</file>